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gra" svg:font-family="Calig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Standard">
      <style:table-properties style:width="28.704cm" fo:margin-left="-1.065cm" fo:margin-top="0cm" fo:margin-bottom="0cm" style:page-number="auto" table:align="left" style:writing-mode="lr-tb"/>
    </style:style>
    <style:style style:name="Tableau1.A" style:family="table-column">
      <style:table-column-properties style:column-width="15.794cm"/>
    </style:style>
    <style:style style:name="Tableau1.B" style:family="table-column">
      <style:table-column-properties style:column-width="8.204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1.282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" style:family="table">
      <style:table-properties style:width="28.704cm" fo:margin-left="-1.065cm" fo:margin-top="0cm" fo:margin-bottom="0cm" table:align="left" style:writing-mode="lr-tb"/>
    </style:style>
    <style:style style:name="Table2.A" style:family="table-column">
      <style:table-column-properties style:column-width="15.692cm"/>
    </style:style>
    <style:style style:name="Table2.B" style:family="table-column">
      <style:table-column-properties style:column-width="8.306cm"/>
    </style:style>
    <style:style style:name="Table2.C" style:family="table-column">
      <style:table-column-properties style:column-width="4.706cm"/>
    </style:style>
    <style:style style:name="Table2.1" style:family="table-row">
      <style:table-row-properties style:min-row-height="1.034cm" fo:keep-together="auto"/>
    </style:style>
    <style:style style:name="Table2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524cm" fo:keep-together="auto"/>
    </style:style>
    <style:style style:name="Table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3" style:family="table-row">
      <style:table-row-properties style:min-row-height="0.222cm" fo:keep-together="auto"/>
    </style:style>
    <style:style style:name="Table2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2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4" style:family="table-row">
      <style:table-row-properties style:min-row-height="0.132cm" fo:keep-together="auto"/>
    </style:style>
    <style:style style:name="Table2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11" style:family="table-row">
      <style:table-row-properties style:min-row-height="0.347cm" fo:keep-together="auto"/>
    </style:style>
    <style:style style:name="Table2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8420c9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8420c9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8420c9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8420c9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dfd78" officeooo:paragraph-rsid="007dfd78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dfd78" officeooo:paragraph-rsid="008420c9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7fe994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8420c9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3335" officeooo:paragraph-rsid="00823335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3335" officeooo:paragraph-rsid="008420c9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dfd78" officeooo:paragraph-rsid="007dfd78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dfd78" officeooo:paragraph-rsid="008420c9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823335" officeooo:paragraph-rsid="00823335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823335" officeooo:paragraph-rsid="008420c9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paragraph-rsid="008420c9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dfd78" officeooo:paragraph-rsid="007dfd78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dfd78" officeooo:paragraph-rsid="008420c9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text-properties style:font-name="Caligra" officeooo:rsid="004557dc" officeooo:paragraph-rsid="00540c2c"/>
    </style:style>
    <style:style style:name="P25" style:family="paragraph" style:parent-style-name="Standard">
      <style:text-properties style:font-name="Caligra" officeooo:rsid="004557dc" officeooo:paragraph-rsid="008420c9"/>
    </style:style>
    <style:style style:name="P26" style:family="paragraph" style:parent-style-name="Standard">
      <style:text-properties style:font-name="Caligra" officeooo:rsid="005b81eb" officeooo:paragraph-rsid="005b81eb"/>
    </style:style>
    <style:style style:name="P27" style:family="paragraph" style:parent-style-name="Standard">
      <style:text-properties style:font-name="Caligra" officeooo:rsid="005b81eb" officeooo:paragraph-rsid="008420c9"/>
    </style:style>
    <style:style style:name="P28" style:family="paragraph" style:parent-style-name="Standard">
      <style:paragraph-properties fo:margin-left="0cm" fo:margin-right="-0.81cm" fo:margin-top="0.071cm" fo:margin-bottom="0cm" style:contextual-spacing="false" fo:text-align="justify" style:justify-single-word="false" fo:text-indent="0cm" style:auto-text-indent="false"/>
      <style:text-properties style:font-name="Caligra" officeooo:paragraph-rsid="007d15f5"/>
    </style:style>
    <style:style style:name="P29" style:family="paragraph" style:parent-style-name="Standard">
      <style:text-properties officeooo:paragraph-rsid="00540c2c"/>
    </style:style>
    <style:style style:name="P30" style:family="paragraph" style:parent-style-name="Standard">
      <style:text-properties officeooo:rsid="0084d066" officeooo:paragraph-rsid="0084d066"/>
    </style:style>
    <style:style style:name="P31" style:family="paragraph" style:parent-style-name="Standard">
      <style:text-properties officeooo:paragraph-rsid="0084d066"/>
    </style:style>
    <style:style style:name="P32" style:family="paragraph" style:parent-style-name="Standard">
      <style:text-properties officeooo:rsid="0086acae" officeooo:paragraph-rsid="0086acae"/>
    </style:style>
    <style:style style:name="P33" style:family="paragraph" style:parent-style-name="Standard">
      <style:text-properties officeooo:rsid="008c57ac" officeooo:paragraph-rsid="008e619a"/>
    </style:style>
    <style:style style:name="P34" style:family="paragraph" style:parent-style-name="Standard">
      <style:text-properties officeooo:rsid="008c57ac" officeooo:paragraph-rsid="008f2af0"/>
    </style:style>
    <style:style style:name="P35" style:family="paragraph" style:parent-style-name="Standard">
      <style:text-properties style:font-name="Caligra" fo:font-size="11pt" officeooo:paragraph-rsid="0091098c" style:font-size-asian="11pt" style:font-name-complex="Arial" style:font-size-complex="11pt"/>
    </style:style>
    <style:style style:name="P3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7" style:family="paragraph" style:parent-style-name="Standard">
      <style:text-properties style:font-name="Caligra" fo:font-size="11pt" officeooo:rsid="00930121" officeooo:paragraph-rsid="00930121" style:font-size-asian="11pt" style:font-name-complex="Arial" style:font-size-complex="11pt"/>
    </style:style>
    <style:style style:name="P38" style:family="paragraph" style:parent-style-name="Standard">
      <style:text-properties style:font-name="Caligra" fo:font-size="11pt" officeooo:paragraph-rsid="008420c9" style:font-size-asian="11pt" style:font-name-complex="Arial" style:font-size-complex="11pt"/>
    </style:style>
    <style:style style:name="P39" style:family="paragraph" style:parent-style-name="Standard">
      <style:text-properties style:font-name="Caligra" fo:font-size="11pt" officeooo:paragraph-rsid="009a3366" style:font-size-asian="11pt" style:font-name-complex="Arial" style:font-size-complex="11pt"/>
    </style:style>
    <style:style style:name="P40" style:family="paragraph" style:parent-style-name="Standard">
      <style:text-properties style:font-name="Caligra" fo:font-size="11pt" officeooo:rsid="009a3366" officeooo:paragraph-rsid="009a3366" style:font-size-asian="11pt" style:font-name-complex="Arial" style:font-size-complex="11pt"/>
    </style:style>
    <style:style style:name="P4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30121" officeooo:paragraph-rsid="00930121" style:font-size-asian="11pt" style:font-weight-asian="bold" style:font-name-complex="Arial" style:font-size-complex="11pt" style:font-weight-complex="bold"/>
    </style:style>
    <style:style style:name="P4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30121" officeooo:paragraph-rsid="0095339c" style:font-size-asian="11pt" style:font-weight-asian="bold" style:font-name-complex="Arial" style:font-size-complex="11pt" style:font-weight-complex="bold"/>
    </style:style>
    <style:style style:name="P43" style:family="paragraph" style:parent-style-name="Standard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5b81eb" officeooo:paragraph-rsid="0093f9ee" style:font-size-asian="11pt" style:font-weight-asian="bold" style:font-name-complex="Arial" style:font-size-complex="11pt" style:font-weight-complex="bold"/>
    </style:style>
    <style:style style:name="P4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8420c9" style:font-size-asian="11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7fe994" style:font-size-asian="11pt" style:font-weight-asian="bold" style:font-name-complex="Arial" style:font-size-complex="11pt" style:font-weight-complex="bold"/>
    </style:style>
    <style:style style:name="P4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d91ba" officeooo:paragraph-rsid="009d91ba" style:font-size-asian="11pt" style:font-weight-asian="bold" style:font-name-complex="Arial" style:font-size-complex="11pt" style:font-weight-complex="bold"/>
    </style:style>
    <style:style style:name="P4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f7c79" officeooo:paragraph-rsid="009f7c79" style:font-size-asian="11pt" style:font-weight-asian="bold" style:font-name-complex="Arial" style:font-size-complex="11pt" style:font-weight-complex="bold"/>
    </style:style>
    <style:style style:name="P4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f7c79" officeooo:paragraph-rsid="009f9ead" style:font-size-asian="11pt" style:font-weight-asian="bold" style:font-name-complex="Arial" style:font-size-complex="11pt" style:font-weight-complex="bold"/>
    </style:style>
    <style:style style:name="P49" style:family="paragraph" style:parent-style-name="Standard">
      <style:paragraph-properties fo:margin-left="0cm" fo:margin-right="-0.81cm" fo:margin-top="0.071cm" fo:margin-bottom="0cm" style:contextual-spacing="false" fo:text-align="justify" style:justify-single-word="false" fo:text-indent="0cm" style:auto-text-indent="false"/>
      <style:text-properties style:font-name="Caligra" officeooo:paragraph-rsid="0097e512"/>
    </style:style>
    <style:style style:name="P50" style:family="paragraph" style:parent-style-name="Standard">
      <style:text-properties officeooo:rsid="0093081d" officeooo:paragraph-rsid="0093081d"/>
    </style:style>
    <style:style style:name="P51" style:family="paragraph" style:parent-style-name="Standard">
      <style:text-properties officeooo:paragraph-rsid="0089dbc1"/>
    </style:style>
    <style:style style:name="P52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5b81eb" officeooo:paragraph-rsid="00837194" style:font-size-asian="11pt" style:font-weight-asian="bold" style:font-name-complex="Arial" style:font-size-complex="11pt" style:font-weight-complex="bold"/>
    </style:style>
    <style:style style:name="P53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969e44" officeooo:paragraph-rsid="00969e44" style:font-size-asian="11pt" style:font-weight-asian="bold" style:font-name-complex="Arial" style:font-size-complex="11pt" style:font-weight-complex="bold"/>
    </style:style>
    <style:style style:name="T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ffffd7" loext:opacity="100%" fo:font-size="11pt" fo:font-weight="bold" officeooo:rsid="004edd93" style:font-size-asian="11pt" style:font-weight-asian="bold" style:font-name-complex="Arial" style:font-size-complex="11pt" style:font-weight-complex="bold"/>
    </style:style>
    <style:style style:name="T3" style:family="text">
      <style:text-properties fo:color="#ffffd7" loext:opacity="100%" fo:font-size="11pt" fo:font-weight="bold" officeooo:rsid="005a1bd5" style:font-size-asian="11pt" style:font-weight-asian="bold" style:font-name-complex="Arial" style:font-size-complex="11pt" style:font-weight-complex="bold"/>
    </style:style>
    <style:style style:name="T4" style:family="text">
      <style:text-properties fo:color="#ffffd7" loext:opacity="100%" fo:font-size="11pt" fo:font-weight="bold" officeooo:rsid="007d1171" style:font-size-asian="11pt" style:font-weight-asian="bold" style:font-name-complex="Arial" style:font-size-complex="11pt" style:font-weight-complex="bold"/>
    </style:style>
    <style:style style:name="T5" style:family="text">
      <style:text-properties fo:color="#ffffd7" loext:opacity="100%" fo:font-size="11pt" fo:font-weight="bold" officeooo:rsid="007d15f5" style:font-size-asian="11pt" style:font-weight-asian="bold" style:font-name-complex="Arial" style:font-size-complex="11pt" style:font-weight-complex="bold"/>
    </style:style>
    <style:style style:name="T6" style:family="text">
      <style:text-properties fo:color="#ffffd7" loext:opacity="100%" fo:font-size="11pt" fo:font-weight="bold" officeooo:rsid="0097e512" style:font-size-asian="11pt" style:font-weight-asian="bold" style:font-name-complex="Arial" style:font-size-complex="11pt" style:font-weight-complex="bold"/>
    </style:style>
    <style:style style:name="T7" style:family="text">
      <style:text-properties fo:color="#ffffd7" loext:opacity="100%" fo:font-size="11pt" fo:font-weight="bold" officeooo:rsid="007d15f5" style:font-size-asian="11pt" style:font-weight-asian="bold" style:font-name-complex="Arial" style:font-size-complex="11pt"/>
    </style:style>
    <style:style style:name="T8" style:family="text">
      <style:text-properties fo:color="#ffffd7" loext:opacity="100%" fo:font-size="20pt" fo:font-weight="bold" officeooo:rsid="007d1171" style:font-size-asian="20pt" style:font-weight-asian="bold" style:font-name-complex="Arial" style:font-size-complex="20pt" style:font-weight-complex="bold"/>
    </style:style>
    <style:style style:name="T9" style:family="text">
      <style:text-properties fo:color="#ffffd7" loext:opacity="100%" fo:font-size="20pt" fo:font-weight="bold" officeooo:rsid="007d15f5" style:font-size-asian="20pt" style:font-weight-asian="bold" style:font-name-complex="Arial" style:font-size-complex="20pt" style:font-weight-complex="bold"/>
    </style:style>
    <style:style style:name="T10" style:family="text">
      <style:text-properties fo:color="#ffffd7" loext:opacity="100%" fo:font-size="20pt" fo:font-weight="bold" officeooo:rsid="00994dee" style:font-size-asian="20pt" style:font-weight-asian="bold" style:font-name-complex="Arial" style:font-size-complex="20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823335"/>
    </style:style>
    <style:style style:name="T13" style:family="text">
      <style:text-properties officeooo:rsid="008247ef"/>
    </style:style>
    <style:style style:name="T14" style:family="text">
      <style:text-properties fo:font-style="normal" officeooo:rsid="0032f1ff" style:font-style-asian="normal" style:font-style-complex="normal"/>
    </style:style>
    <style:style style:name="T15" style:family="text">
      <style:text-properties fo:font-style="normal" officeooo:rsid="00930121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81e85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2333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93012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94fb56" style:font-style-asian="normal" style:font-weight-asian="normal" style:font-style-complex="normal" style:font-weight-complex="normal"/>
    </style:style>
    <style:style style:name="T22" style:family="text">
      <style:text-properties officeooo:rsid="0084d066"/>
    </style:style>
    <style:style style:name="T23" style:family="text">
      <style:text-properties officeooo:rsid="0089dbc1"/>
    </style:style>
    <style:style style:name="T24" style:family="text">
      <style:text-properties officeooo:rsid="008bc10f"/>
    </style:style>
    <style:style style:name="T25" style:family="text">
      <style:text-properties officeooo:rsid="008d3814"/>
    </style:style>
    <style:style style:name="T26" style:family="text">
      <style:text-properties officeooo:rsid="008e619a"/>
    </style:style>
    <style:style style:name="T27" style:family="text">
      <style:text-properties officeooo:rsid="00907977"/>
    </style:style>
    <style:style style:name="T28" style:family="text">
      <style:text-properties officeooo:rsid="0091098c"/>
    </style:style>
    <style:style style:name="T29" style:family="text">
      <style:text-properties officeooo:rsid="009a3366"/>
    </style:style>
    <style:style style:name="T30" style:family="text">
      <style:text-properties officeooo:rsid="009ec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8"><text:span text:style-name="T1">Séance </text:span><text:span text:style-name="T7">1 --------------------------------------- <text:s/></text:span><text:span text:style-name="T2">c</text:span><text:span text:style-name="T3">lasse : </text:span><text:span text:style-name="T9">6e</text:span><text:span text:style-name="T3"> <text:s/>--------------------------------------------- <text:s/></text:span><text:span text:style-name="T8">6 sept</text:span><text:span text:style-name="T3"> <text:s/>--------------------------------------------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3">Temps</text:p>
          </table:table-cell>
        </table:table-row>
        <table:table-row table:style-name="Tableau1.3">
          <table:table-cell table:style-name="Tableau1.A3" office:value-type="string">
            <text:p text:style-name="P7">Appel</text:p>
          </table:table-cell>
          <table:table-cell table:style-name="Tableau1.B3" office:value-type="string">
            <text:p text:style-name="P16"/>
          </table:table-cell>
          <table:table-cell table:style-name="Tableau1.A3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22">Plan de classe</text:p>
          </table:table-cell>
          <table:table-cell table:style-name="Tableau1.B4" office:value-type="string">
            <text:p text:style-name="P17"><text:span text:style-name="T30">2 x </text:span>Plan de classe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9">Présentation PC, <text:span text:style-name="T12">diapo</text:span></text:p>
          </table:table-cell>
          <table:table-cell table:style-name="Tableau1.B4" office:value-type="string">
            <text:p text:style-name="P19">diapo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11">Questionnaire </text:p>
          </table:table-cell>
          <table:table-cell table:style-name="Tableau1.B4" office:value-type="string">
            <text:p text:style-name="P16"><text:span text:style-name="T28">37 x </text:span>q<text:span text:style-name="T13">uestionnaire</text:span>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11">BrainStorming, <text:span text:style-name="T13">la PC c’est quoi, ça sert à quoi ?</text:span></text:p>
            <text:p text:style-name="P46">Correction orale du questionnaire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41">Lire par les élèves, bien fonctionner en PC</text:p>
          </table:table-cell>
          <table:table-cell table:style-name="Tableau1.B4" office:value-type="string">
            <text:p text:style-name="P37">Bien fonctionner en PC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13">(Page de garde)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47">(vidéo présentation PC)</text:p>
          </table:table-cell>
          <table:table-cell table:style-name="Tableau1.B4" office:value-type="string">
            <text:p text:style-name="P39"><text:span text:style-name="T28">37 x </text:span><text:span text:style-name="T29">act</text:span>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11">
          <table:table-cell table:style-name="Tableau1.A11" office:value-type="string">
            <text:p text:style-name="P15">Agenda <text:span text:style-name="T11">+ matériel + tables</text:span></text:p>
            <text:p text:style-name="P52"><text:span text:style-name="T14">Pour la prochaine fois </text:span><text:span text:style-name="T17">: </text:span><text:span text:style-name="T18">Page de garde </text:span><text:span text:style-name="T19">(nom prénom, physique chimie</text:span><text:span text:style-name="T20">)</text:span></text:p>
            <text:p text:style-name="P53"><text:span text:style-name="T20">+ </text:span><text:span text:style-name="T16">signer </text:span><text:span text:style-name="T15">bien fonctionner en PC</text:span></text:p>
          </table:table-cell>
          <table:table-cell table:style-name="Tableau1.B11" office:value-type="string">
            <text:p text:style-name="P24"/>
          </table:table-cell>
          <table:table-cell table:style-name="Tableau1.A11" office:value-type="string">
            <text:p text:style-name="P26">5min</text:p>
          </table:table-cell>
        </table:table-row>
      </table:table>
      <text:p text:style-name="P30"><text:span text:style-name="T23"><text:s/></text:span>6G :<text:tab/><text:tab/><text:tab/><text:tab/><text:tab/><text:tab/><text:tab/><text:tab/><text:tab/><text:tab/><text:tab/><text:tab/>6 A :</text:p>
      <text:p text:style-name="P31">a<text:span text:style-name="T22">bsents :<text:tab/><text:tab/><text:tab/><text:tab/><text:tab/><text:tab/><text:tab/><text:tab/><text:tab/><text:tab/><text:tab/>absents :</text:span></text:p>
      <text:p text:style-name="P51"><text:span text:style-name="T23">23 élèves<text:tab/><text:tab/><text:tab/><text:tab/><text:tab/><text:tab/><text:tab/><text:tab/><text:tab/><text:tab/><text:tab/></text:span><text:span text:style-name="T24">14 élèves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9"><text:span text:style-name="T3">Séance </text:span><text:span text:style-name="T5">1 --------------------------------------- <text:s/></text:span><text:span text:style-name="T2">c</text:span><text:span text:style-name="T3">lasse : </text:span><text:span text:style-name="T10">5e</text:span><text:span text:style-name="T3"> <text:s/>--------------------------------------------- <text:s/></text:span><text:span text:style-name="T8">6 sept</text:span><text:span text:style-name="T3"> <text:s/>--------------------------------------------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Déroulement</text:p>
          </table:table-cell>
          <table:table-cell table:style-name="Table2.B2" office:value-type="string">
            <text:p text:style-name="P6">Matériel</text:p>
          </table:table-cell>
          <table:table-cell table:style-name="Table2.A2" office:value-type="string">
            <text:p text:style-name="P4">Temps</text:p>
          </table:table-cell>
        </table:table-row>
        <table:table-row table:style-name="Table2.3">
          <table:table-cell table:style-name="Table2.A3" office:value-type="string">
            <text:p text:style-name="P8">Appel</text:p>
          </table:table-cell>
          <table:table-cell table:style-name="Table2.B3" office:value-type="string">
            <text:p text:style-name="P21"/>
          </table:table-cell>
          <table:table-cell table:style-name="Table2.A3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23">Plan de classe</text:p>
          </table:table-cell>
          <table:table-cell table:style-name="Table2.B4" office:value-type="string">
            <text:p text:style-name="P18"><text:span text:style-name="T30">4 x </text:span>Plan de classe</text:p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10">Présentation PC, <text:span text:style-name="T12">diapo</text:span></text:p>
          </table:table-cell>
          <table:table-cell table:style-name="Table2.B4" office:value-type="string">
            <text:p text:style-name="P20">diapo</text:p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12">Questionnaire </text:p>
          </table:table-cell>
          <table:table-cell table:style-name="Table2.B4" office:value-type="string">
            <text:p text:style-name="P35"><text:span text:style-name="T27">93 </text:span><text:span text:style-name="T28">x </text:span>Q<text:span text:style-name="T13">uestionnaire </text:span></text:p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12">BrainStorming, <text:span text:style-name="T13">la PC c’est quoi, ça sert à quoi ?</text:span></text:p>
            <text:p text:style-name="P46">Correction orale du questionnaire</text:p>
          </table:table-cell>
          <table:table-cell table:style-name="Table2.B4" office:value-type="string">
            <text:p text:style-name="P21"/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42">Lire par les élèves, bien fonctionner en PC</text:p>
          </table:table-cell>
          <table:table-cell table:style-name="Table2.B4" office:value-type="string">
            <text:p text:style-name="P21"/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14">(Page de garde)</text:p>
          </table:table-cell>
          <table:table-cell table:style-name="Table2.B4" office:value-type="string">
            <text:p text:style-name="P21"/>
          </table:table-cell>
          <table:table-cell table:style-name="Table2.A4" office:value-type="string">
            <text:p text:style-name="P21"/>
          </table:table-cell>
        </table:table-row>
        <table:table-row table:style-name="Table2.4">
          <table:table-cell table:style-name="Table2.A4" office:value-type="string">
            <text:p text:style-name="P48">(vidéo présentation PC)</text:p>
          </table:table-cell>
          <table:table-cell table:style-name="Table2.B4" office:value-type="string">
            <text:p text:style-name="P40">93 act</text:p>
          </table:table-cell>
          <table:table-cell table:style-name="Table2.A4" office:value-type="string">
            <text:p text:style-name="P21"/>
          </table:table-cell>
        </table:table-row>
        <table:table-row table:style-name="Table2.11">
          <table:table-cell table:style-name="Table2.A11" office:value-type="string">
            <text:p text:style-name="P43">Agenda <text:span text:style-name="T11">+ matériel + tables</text:span></text:p>
            <text:p text:style-name="P43"><text:span text:style-name="T14">Pour la prochaine fois </text:span><text:span text:style-name="T17">: </text:span><text:span text:style-name="T18">Page de garde </text:span><text:span text:style-name="T19">(nom prénom, physique chimie</text:span><text:span text:style-name="T21">)</text:span></text:p>
            <text:p text:style-name="P53"><text:span text:style-name="T20">+ </text:span><text:span text:style-name="T21">signer </text:span><text:span text:style-name="T20">bien fonctionner en PC</text:span></text:p>
          </table:table-cell>
          <table:table-cell table:style-name="Table2.B11" office:value-type="string">
            <text:p text:style-name="P25"/>
          </table:table-cell>
          <table:table-cell table:style-name="Table2.A11" office:value-type="string">
            <text:p text:style-name="P27">5min</text:p>
          </table:table-cell>
        </table:table-row>
      </table:table>
      <text:p text:style-name="P32">5F :<text:tab/><text:tab/><text:tab/><text:tab/><text:tab/><text:tab/>5C :<text:tab/><text:tab/><text:tab/><text:tab/><text:tab/><text:tab/>5G :<text:tab/><text:tab/><text:tab/><text:tab/><text:tab/>5D :</text:p>
      <text:p text:style-name="P33">24 élèves<text:tab/><text:tab/><text:tab/><text:tab/><text:tab/>23 élèves<text:tab/><text:tab/><text:tab/><text:tab/><text:tab/><text:span text:style-name="T25">22 </text:span>élèves<text:tab/><text:tab/><text:tab/><text:tab/><text:span text:style-name="T26">24 </text:span>élèves</text:p>
      <text:p text:style-name="P34"><text:span text:style-name="T22">absents :<text:tab/><text:tab/><text:tab/><text:tab/><text:tab/>absents :<text:tab/><text:tab/><text:tab/><text:tab/><text:tab/>absents :<text:tab/><text:tab/><text:tab/><text:tab/>absents :</text:span></text:p>
      <text:p text:style-name="P34"/>
      <text:p text:style-name="P34"/>
      <text:p text:style-name="P34"/>
      <text:p text:style-name="P50">Moi : impr plan de classe, placer photocopies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gra" svg:font-family="Calig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6M18S</meta:editing-duration>
    <meta:editing-cycles>64</meta:editing-cycles>
    <meta:generator>LibreOffice/7.2.0.4$Linux_X86_64 LibreOffice_project/20$Build-4</meta:generator>
    <meta:creation-date>2021-02-04T16:16:38.289524303</meta:creation-date>
    <meta:initial-creator>J Cercy</meta:initial-creator>
    <dc:date>2021-09-05T21:20:38.490683182</dc:date>
    <meta:document-statistic meta:table-count="2" meta:image-count="0" meta:object-count="0" meta:page-count="1" meta:paragraph-count="50" meta:word-count="218" meta:character-count="1444" meta:non-whitespace-character-count="1197"/>
    <meta:template xlink:type="simple" xlink:actuate="onRequest" xlink:title="fiche_de_prep_type" xlink:href="../fiche_de_prep_type.ott" meta:date="2021-02-04T16:16:36.866451548"/>
  </office:meta>
</office:document-meta>
</file>